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ae0c" officeooo:paragraph-rsid="0010a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b 50 frequencies</text:p>
      <text:p text:style-name="P1">take the average of all 50 to get the “read” frequency</text:p>
      <text:p text:style-name="P1"/>
      <text:p text:style-name="P1">subtract “read” frequency from the “known” frequency to get DS1 (doppler shift #1)</text:p>
      <text:p text:style-name="P1"/>
      <text:p text:style-name="P1">Move() - </text:p>
      <text:p text:style-name="P1"><text:tab/>a) move forward 1 meter</text:p>
      <text:p text:style-name="P1"><text:tab/>b) calculate your current heading from your move</text:p>
      <text:p text:style-name="P1"/>
      <text:p text:style-name="P1">Grab 50 frequencies</text:p>
      <text:p text:style-name="P1">take the average of all 50 to get “read” frequency</text:p>
      <text:p text:style-name="P1"/>
      <text:p text:style-name="P1">subtract “read” frequency from the “known” frequency to get DS2 (doppler shift #2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1:14:48.837889467</meta:creation-date>
    <dc:date>2019-04-23T21:22:06.843926713</dc:date>
    <meta:editing-duration>PT7M18S</meta:editing-duration>
    <meta:editing-cycles>1</meta:editing-cycles>
    <meta:document-statistic meta:table-count="0" meta:image-count="0" meta:object-count="0" meta:page-count="1" meta:paragraph-count="9" meta:word-count="68" meta:character-count="388" meta:non-whitespace-character-count="326"/>
    <meta:generator>LibreOffice/5.1.6.2$Linux_X86_64 LibreOffice_project/10m0$Build-2</meta:generator>
  </office:meta>
</office:document-meta>
</file>